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paragraph-properties fo:text-align="center" style:justify-single-word="false"/>
      <style:text-properties officeooo:paragraph-rsid="001a7478"/>
    </style:style>
    <style:style style:name="P2" style:family="paragraph" style:parent-style-name="Standard">
      <style:paragraph-properties fo:text-align="center" style:justify-single-word="false"/>
      <style:text-properties officeooo:rsid="001a7478" officeooo:paragraph-rsid="001a7478"/>
    </style:style>
    <style:style style:name="P3" style:family="paragraph" style:parent-style-name="Standard">
      <style:paragraph-properties fo:text-align="center" style:justify-single-word="false"/>
      <style:text-properties officeooo:rsid="001a7478" officeooo:paragraph-rsid="0023f691"/>
    </style:style>
    <style:style style:name="P4" style:family="paragraph" style:parent-style-name="Standard">
      <style:paragraph-properties fo:text-align="start" style:justify-single-word="false"/>
      <style:text-properties officeooo:rsid="001a7478" officeooo:paragraph-rsid="001a7478"/>
    </style:style>
    <style:style style:name="P5" style:family="paragraph" style:parent-style-name="Standard">
      <style:paragraph-properties fo:text-align="start" style:justify-single-word="false"/>
      <style:text-properties officeooo:rsid="001a7478" officeooo:paragraph-rsid="0024b35e"/>
    </style:style>
    <style:style style:name="P6" style:family="paragraph" style:parent-style-name="Standard">
      <style:paragraph-properties fo:text-align="start" style:justify-single-word="false"/>
      <style:text-properties fo:font-style="italic" officeooo:rsid="00216a26" officeooo:paragraph-rsid="00216a26" style:font-style-asian="italic" style:font-style-complex="italic"/>
    </style:style>
    <style:style style:name="P7" style:family="paragraph" style:parent-style-name="Standard">
      <style:paragraph-properties fo:text-align="start" style:justify-single-word="false"/>
      <style:text-properties fo:font-style="italic" officeooo:rsid="00228c00" officeooo:paragraph-rsid="00228c00" style:font-style-asian="italic" style:font-style-complex="italic"/>
    </style:style>
    <style:style style:name="P8" style:family="paragraph" style:parent-style-name="Standard">
      <style:paragraph-properties fo:text-align="start" style:justify-single-word="false"/>
      <style:text-properties officeooo:rsid="00228c00" officeooo:paragraph-rsid="00228c00"/>
    </style:style>
    <style:style style:name="P9" style:family="paragraph" style:parent-style-name="Standard">
      <style:paragraph-properties fo:text-align="start" style:justify-single-word="false"/>
      <style:text-properties officeooo:paragraph-rsid="0023f691"/>
    </style:style>
    <style:style style:name="P10" style:family="paragraph" style:parent-style-name="Standard">
      <style:paragraph-properties fo:text-align="start" style:justify-single-word="false"/>
      <style:text-properties officeooo:paragraph-rsid="0024b35e"/>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start" style:justify-single-word="false"/>
      <style:text-properties officeooo:rsid="0024b35e" officeooo:paragraph-rsid="0024b35e"/>
    </style:style>
    <style:style style:name="P13" style:family="paragraph" style:parent-style-name="Standard">
      <style:paragraph-properties fo:text-align="start" style:justify-single-word="false"/>
      <style:text-properties officeooo:rsid="0025e7c1" officeooo:paragraph-rsid="0025e7c1"/>
    </style:style>
    <style:style style:name="P14" style:family="paragraph" style:parent-style-name="Table_20_Contents">
      <style:paragraph-properties fo:text-align="start" style:justify-single-word="false"/>
      <style:text-properties officeooo:rsid="001c36bf" officeooo:paragraph-rsid="001c36bf"/>
    </style:style>
    <style:style style:name="P15" style:family="paragraph" style:parent-style-name="Table_20_Contents">
      <style:paragraph-properties fo:text-align="start" style:justify-single-word="false"/>
      <style:text-properties fo:font-weight="bold" officeooo:rsid="001c36bf" officeooo:paragraph-rsid="001c36bf" style:font-weight-asian="bold" style:font-weight-complex="bold"/>
    </style:style>
    <style:style style:name="P16" style:family="paragraph" style:parent-style-name="Table_20_Contents">
      <style:paragraph-properties fo:text-align="start" style:justify-single-word="false"/>
      <style:text-properties officeooo:rsid="001cbef7" officeooo:paragraph-rsid="001cbef7"/>
    </style:style>
    <style:style style:name="P17" style:family="paragraph" style:parent-style-name="Table_20_Contents">
      <style:paragraph-properties fo:text-align="start" style:justify-single-word="false"/>
      <style:text-properties fo:font-size="11pt" officeooo:rsid="001cbef7" officeooo:paragraph-rsid="001cbef7" style:font-size-asian="11pt" style:font-size-complex="11pt"/>
    </style:style>
    <style:style style:name="P18" style:family="paragraph" style:parent-style-name="Table_20_Contents">
      <style:paragraph-properties fo:text-align="start" style:justify-single-word="false"/>
      <style:text-properties fo:font-size="12pt" officeooo:rsid="001cbef7" officeooo:paragraph-rsid="001cbef7" style:font-size-asian="10.5pt" style:font-size-complex="12pt"/>
    </style:style>
    <style:style style:name="P19" style:family="paragraph" style:parent-style-name="Footer">
      <style:text-properties officeooo:rsid="001c36bf" officeooo:paragraph-rsid="001c36bf"/>
    </style:style>
    <style:style style:name="P20" style:family="paragraph" style:parent-style-name="Header">
      <style:text-properties officeooo:rsid="001c36bf" officeooo:paragraph-rsid="001c36bf"/>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font-name="Liberation Serif" fo:font-size="12pt" fo:font-style="normal" fo:font-weight="normal" officeooo:rsid="00216a26" style:font-size-asian="12pt" style:font-style-asian="normal" style:font-weight-asian="normal"/>
    </style:style>
    <style:style style:name="T3" style:family="text">
      <style:text-properties style:font-name="Liberation Serif" fo:font-size="12pt" fo:font-style="normal" fo:font-weight="normal" officeooo:rsid="00228c00" style:font-size-asian="12pt" style:font-style-asian="normal" style:font-weight-asian="normal"/>
    </style:style>
    <style:style style:name="T4" style:family="text">
      <style:text-properties style:font-name="Liberation Serif" fo:font-size="12pt" fo:font-style="normal" fo:font-weight="normal" officeooo:rsid="0023f691" style:font-size-asian="12pt" style:font-style-asian="normal" style:font-weight-asian="normal"/>
    </style:style>
    <style:style style:name="T5" style:family="text">
      <style:text-properties style:font-name="Liberation Serif" fo:font-size="12pt" fo:font-style="normal" fo:font-weight="normal" officeooo:rsid="0024b35e" style:font-size-asian="12pt" style:font-style-asian="normal" style:font-weight-asian="normal"/>
    </style:style>
    <style:style style:name="T6" style:family="text">
      <style:text-properties style:font-name="Liberation Serif" fo:font-size="12pt" fo:font-style="italic" fo:font-weight="normal" style:font-size-asian="12pt" style:font-style-asian="italic" style:font-weight-asian="normal"/>
    </style:style>
    <style:style style:name="T7" style:family="text">
      <style:text-properties style:font-name="Liberation Serif" fo:font-size="12pt" fo:font-weight="normal" style:font-size-asian="12pt" style:font-weight-asian="normal"/>
    </style:style>
    <style:style style:name="T8" style:family="text">
      <style:text-properties style:font-name="Liberation Serif" fo:font-size="10pt" fo:font-style="normal" fo:font-weight="normal" style:font-size-asian="10pt" style:font-style-asian="normal" style:font-weight-asian="normal" style:font-size-complex="10pt"/>
    </style:style>
    <style:style style:name="T9" style:family="text">
      <style:text-properties style:font-name="Liberation Serif" fo:font-size="10pt" fo:font-style="normal" fo:font-weight="normal" officeooo:rsid="00216a26" style:font-size-asian="10pt" style:font-style-asian="normal" style:font-weight-asian="normal" style:font-size-complex="10pt"/>
    </style:style>
    <style:style style:name="T10" style:family="text">
      <style:text-properties style:font-name="Liberation Serif" fo:font-size="10pt" fo:font-style="normal" fo:font-weight="normal" officeooo:rsid="00228c00" style:font-size-asian="10pt" style:font-style-asian="normal" style:font-weight-asian="normal" style:font-size-complex="10pt"/>
    </style:style>
    <style:style style:name="T11" style:family="text">
      <style:text-properties style:font-name="Liberation Serif" fo:font-size="10pt" fo:font-style="normal" fo:font-weight="normal" officeooo:rsid="0023f691" style:font-size-asian="10pt" style:font-style-asian="normal" style:font-weight-asian="normal" style:font-size-complex="10pt"/>
    </style:style>
    <style:style style:name="T12" style:family="text">
      <style:text-properties style:font-name="Liberation Serif" fo:font-style="normal" fo:font-weight="normal" style:font-style-asian="normal" style:font-weight-asian="normal"/>
    </style:style>
    <style:style style:name="T13"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P15">Daryl Herzmann</text:p>
            <text:p text:style-name="P14">Twitter: @akrherz</text:p>
            <text:p text:style-name="P14">Email: <text:a xlink:type="simple" xlink:href="mailto:akrherz@iastate.edu" text:style-name="Internet_20_link" text:visited-style-name="Visited_20_Internet_20_Link">akrherz@iastate.edu</text:a></text:p>
            <text:p text:style-name="P14">Phone: 515-294-5978</text:p>
          </table:table-cell>
          <table:table-cell table:style-name="Table1.A1" office:value-type="string">
            <text:p text:style-name="P14">Iowa Environmental Mesonet</text:p>
            <text:p text:style-name="P14"><text:a xlink:type="simple" xlink:href="https://mesonet.agron.iastate.edu/" text:style-name="Internet_20_link" text:visited-style-name="Visited_20_Internet_20_Link">https://mesonet.agron.iastate.edu</text:a></text:p>
            <text:p text:style-name="P14">Daily Erosion Project</text:p>
            <text:p text:style-name="P14"><text:a xlink:type="simple" xlink:href="https://dailyerosion.org/" text:style-name="Internet_20_link" text:visited-style-name="Visited_20_Internet_20_Link">https://dailyerosion.org</text:a></text:p>
          </table:table-cell>
          <table:table-cell table:style-name="Table1.C1" office:value-type="string">
            <text:p text:style-name="P16">Corn Systems CAP Data</text:p>
            <text:p text:style-name="P17"><text:a xlink:type="simple" xlink:href="https://datateam.agron.iastate.eddu/" text:style-name="Internet_20_link" text:visited-style-name="Visited_20_Internet_20_Link">https://datateam.agron.iastate.edu</text:a></text:p>
            <text:p text:style-name="P18">Iowa Flood Center</text:p>
            <text:p text:style-name="P18">http://iowafloodcenter.org</text:p>
          </table:table-cell>
        </table:table-row>
      </table:table>
      <text:p text:style-name="P2"/>
      <text:p text:style-name="P3"><text:span text:style-name="T1">Some Discussion Starters</text:span></text:p>
      <table:table table:name="Table2" table:style-name="Table2">
        <table:table-column table:style-name="Table2.A" table:number-columns-repeated="2"/>
        <table:table-row>
          <table:table-cell table:style-name="Table2.A1" office:value-type="string">
            <text:p text:style-name="P10"><text:span text:style-name="T5">1</text:span><text:span text:style-name="T1">. Where do you get your forecasts from? <text:s/>Do you fully trust it or seek second </text:span>opinions?</text:p>
            <text:p text:style-name="P10"><text:span text:style-name="T1">2. Do you use apps that send customized alerts, of which you take action from?</text:span></text:p>
            <text:p text:style-name="P5"><text:span text:style-name="T2">3. </text:span><text:span text:style-name="T4">Have you made changes to your operation based on present climate change or future climate change projections?</text:span></text:p>
          </table:table-cell>
          <table:table-cell table:style-name="Table2.B1" office:value-type="string">
            <text:p text:style-name="P12"><text:span text:style-name="T4">4. </text:span><text:span text:style-name="T1">What are your weather data and forecast needs?</text:span></text:p>
            <text:p text:style-name="P12"><text:span text:style-name="T1">5. If you have a weather station, how does it impact what you do?</text:span></text:p>
            <text:p text:style-name="P13"><text:span text:style-name="T1">6. Which Internet weather sites / apps you use?</text:span></text:p>
            <text:p text:style-name="P13"><text:span text:style-name="T1">7. What should Iowa State be providing you in the weather/climate/forecast realm?</text:span></text:p>
          </table:table-cell>
        </table:table-row>
      </table:table>
      <text:p text:style-name="P3"><text:span text:style-name="T2"/></text:p>
      <text:p text:style-name="P2"><text:span text:style-name="T2">Some Common </text:span><text:span text:style-name="T1">Questions &amp; Answers</text:span></text:p>
      <text:p text:style-name="Standard"><text:s/><text:span text:style-name="T6">1. How close does a weather station need to be to represent my field's weather?</text:span></text:p>
      <text:p text:style-name="Standard"><text:s/><text:tab/><text:span text:style-name="T8">Precipitation, particularly warm season, is highly variable. <text:s/>Research has </text:span><text:span text:style-name="T13">shown observable differences over even just 3 feet for a single storm. Some of this variability is washed out when you total over a month or longer. <text:s/>For individual events, a few miles. <text:s/>For monthly and longer totals, maybe 10-20 miles.</text:span></text:p>
      <text:p text:style-name="P11"><text:s/><text:tab/><text:span text:style-name="T12">Temperature is a bit different. <text:s/>Subtle topographies can create impactful </text:span>differences, but generally in the absence of mountains, temperature data is representative of a much larger area than precipitation. <text:s/>Approx size of counties.</text:p>
      <text:p text:style-name="Standard"><text:s/></text:p>
      <text:p text:style-name="Standard"><text:s/><text:span text:style-name="T6">2. Why aren't weather forecasts more accurate?</text:span></text:p>
      <text:p text:style-name="Standard"><text:s/><text:tab/><text:span text:style-name="T13">“</text:span><text:span text:style-name="T8">Chaos Theory” / “Butterfly Effect” limit predictability. There are </text:span><text:span text:style-name="T13">atmospheric motions present that not resolved by the weather models (computational expense) or observed as input to the models (impractical to measure). <text:s/>Believe it or not, weather models have greatly improved over the past few years. <text:s/>The current challenge is that state-of-the-art models want to provide probabilistic information (75% chance of between 0.5in and 0.75in rainfall tomorrow), whereas people want deterministic (tomorrow you will get 0.59in).</text:span></text:p>
      <text:p text:style-name="P4"><text:span text:style-name="T1"/></text:p>
      <text:p text:style-name="P6"><text:span text:style-name="T7">3. If forecasting the weather is tough, how can projections of climate change 10-50 years from now be trusted?</text:span></text:p>
      <text:p text:style-name="P4"><text:span text:style-name="T1"><text:tab/></text:span><text:span text:style-name="T9">Forecasting the climate is a different beast than weather. <text:s/></text:span><text:span text:style-name="T10">Climate models need not get the day to day weather forecast exactly right in order to generate skillful climate projections. <text:s/>Climate models are 'trained' first by attempting to replicate the “present-day” climate and those biases can be used to better understand future projections. <text:s/>Climate models attempt to get longer time period circulations / oscillations correct (ie El Nino and other ocean currents, decadal atmospheric circulations).</text:span></text:p>
      <text:p text:style-name="P4"><text:span text:style-name="T3"/></text:p>
      <text:p text:style-name="P7"><text:span text:style-name="T7">4. Setting aside future projections, is present day climate change real or a hoax?</text:span></text:p>
      <text:p text:style-name="P8"><text:span text:style-name="T1"><text:tab/></text:span><text:span text:style-name="T11">The highly polarized political debate has confused the science and terms used for this issue. <text:s/>In general, climate change is an unavoidable result of our planet's physical nature (think volcanos and glaciers). <text:s/>Our climate is not static. <text:s/>A valid science question is how much do humans impact this change, but there is near zero science debate on if a change is occurring. <text:s/>A vast majority of science literature indicates that human activity is the main source of current climate change, but sadly the debate is often framed that no changes are occurring or that the changes are too small to matter.</text:span></text:p>
      <text:p text:style-name="P2"><text:span text:style-name="T1"/></text:p>
      <text:p text:style-name="P1"><text:span text:style-name="T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c36bf" officeooo:paragraph-rsid="001c36bf"/>
    </style:style>
    <style:style style:name="MP2" style:family="paragraph" style:parent-style-name="Footer">
      <style:text-properties officeooo:rsid="001c36bf" officeooo:paragraph-rsid="001c36bf"/>
    </style:style>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27 Feb 2018: Concurrent session on Weather</text:p>
      </style:header>
      <style:footer>
        <text:p text:style-name="MP2">Big Data for (Sm)all Farmers – http://www.aep.iastate.edu/bigda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yl herzmann</meta:initial-creator>
    <meta:creation-date>2018-02-23T09:42:02.823266701</meta:creation-date>
    <dc:date>2018-02-23T11:55:29.491039392</dc:date>
    <dc:creator>daryl herzmann</dc:creator>
    <meta:editing-duration>PT24M40S</meta:editing-duration>
    <meta:editing-cycles>5</meta:editing-cycles>
    <meta:generator>LibreOffice/5.0.6.2$Linux_X86_64 LibreOffice_project/00$Build-2</meta:generator>
    <meta:document-statistic meta:table-count="2" meta:image-count="0" meta:object-count="0" meta:page-count="1" meta:paragraph-count="33" meta:word-count="528" meta:character-count="3457" meta:non-whitespace-character-count="2934"/>
  </office:meta>
</office:document-meta>
</file>